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Iosevka Nerd Font" svg:font-family="'Iosevka Nerd Font'" style:font-adornments="Medium" style:font-pitch="variable"/>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font-name="Nimbus Roman1" fo:font-size="13pt" fo:letter-spacing="normal" fo:language="es" fo:country="ES" fo:font-style="normal" fo:font-weight="normal" officeooo:rsid="000a968f" officeooo:paragraph-rsid="00098855" style:font-size-asian="13pt" style:font-size-complex="13pt"/>
    </style:style>
    <style:style style:name="P2" style:family="paragraph" style:parent-style-name="Standard">
      <style:paragraph-properties fo:text-align="justify" style:justify-single-word="false"/>
      <style:text-properties fo:font-variant="normal" fo:text-transform="none" fo:color="#000000" loext:opacity="100%" style:font-name="Nimbus Roman1" fo:font-size="13pt" fo:letter-spacing="normal" fo:language="es" fo:country="ES" fo:font-style="normal" fo:font-weight="normal" officeooo:rsid="000b89df" officeooo:paragraph-rsid="000a968f" style:font-size-asian="13pt" style:font-size-complex="13pt"/>
    </style:style>
    <style:style style:name="P3" style:family="paragraph" style:parent-style-name="Standard">
      <style:paragraph-properties fo:text-align="center" style:justify-single-word="false"/>
      <style:text-properties fo:color="#000000" loext:opacity="100%" style:font-name="Nimbus Roman1" fo:font-size="14pt" fo:language="es" fo:country="ES" fo:font-style="italic" officeooo:rsid="0005e77d" officeooo:paragraph-rsid="0005e77d" style:font-size-asian="14pt" style:font-style-asian="italic" style:font-size-complex="14pt" style:font-style-complex="italic"/>
    </style:style>
    <style:style style:name="P4" style:family="paragraph" style:parent-style-name="Standard">
      <style:paragraph-properties fo:text-align="start" style:justify-single-word="false"/>
      <style:text-properties fo:color="#000000" loext:opacity="100%" style:font-name="Iosevka Nerd Font" fo:font-size="13pt" fo:language="es" fo:country="ES" fo:font-style="italic" officeooo:rsid="0005e77d" officeooo:paragraph-rsid="0005e77d" style:font-size-asian="13pt" style:font-style-asian="italic" style:font-size-complex="13pt" style:font-style-complex="italic"/>
    </style:style>
    <style:style style:name="P5" style:family="paragraph" style:parent-style-name="Standard">
      <style:paragraph-properties fo:text-align="justify" style:justify-single-word="false"/>
      <style:text-properties fo:font-size="13pt" fo:language="es" fo:country="ES" officeooo:paragraph-rsid="0006eb89" style:font-size-asian="13pt" style:font-size-complex="13pt"/>
    </style:style>
    <style:style style:name="P6" style:family="paragraph" style:parent-style-name="Standard">
      <style:paragraph-properties fo:text-align="justify" style:justify-single-word="false">
        <style:tab-stops/>
      </style:paragraph-properties>
      <style:text-properties fo:font-size="13pt" fo:language="es" fo:country="ES" officeooo:paragraph-rsid="00098855" style:font-size-asian="13pt" style:font-size-complex="13pt"/>
    </style:style>
    <style:style style:name="P7" style:family="paragraph" style:parent-style-name="Standard">
      <style:paragraph-properties fo:text-align="justify" style:justify-single-word="false"/>
      <style:text-properties fo:font-size="13pt" fo:language="es" fo:country="ES" officeooo:rsid="0008ff27" officeooo:paragraph-rsid="0006eb89" style:font-size-asian="13pt" style:font-size-complex="13pt"/>
    </style:style>
    <style:style style:name="P8" style:family="paragraph" style:parent-style-name="Standard">
      <style:paragraph-properties fo:text-align="justify" style:justify-single-word="false"/>
      <style:text-properties fo:font-size="13pt" fo:language="es" fo:country="ES" officeooo:rsid="000b89df" officeooo:paragraph-rsid="000b89df" style:font-size-asian="13pt" style:font-size-complex="13pt"/>
    </style:style>
    <style:style style:name="P9" style:family="paragraph" style:parent-style-name="Standard">
      <style:paragraph-properties fo:text-align="justify" style:justify-single-word="false"/>
      <style:text-properties fo:font-size="13pt" fo:language="es" fo:country="ES" officeooo:rsid="000dbf6a" officeooo:paragraph-rsid="000dbf6a" style:font-size-asian="13pt" style:font-size-complex="13pt"/>
    </style:style>
    <style:style style:name="P10" style:family="paragraph" style:parent-style-name="Standard">
      <style:paragraph-properties fo:text-align="justify" style:justify-single-word="false"/>
      <style:text-properties officeooo:paragraph-rsid="000a968f"/>
    </style:style>
    <style:style style:name="T1" style:family="text">
      <style:text-properties officeooo:rsid="00067df8"/>
    </style:style>
    <style:style style:name="T2" style:family="text">
      <style:text-properties officeooo:rsid="0006b9d2"/>
    </style:style>
    <style:style style:name="T3" style:family="text">
      <style:text-properties officeooo:rsid="0006eb89"/>
    </style:style>
    <style:style style:name="T4" style:family="text">
      <style:text-properties officeooo:rsid="0007e29f"/>
    </style:style>
    <style:style style:name="T5" style:family="text">
      <style:text-properties officeooo:rsid="00098855"/>
    </style:style>
    <style:style style:name="T6" style:family="text">
      <style:text-properties officeooo:rsid="0009d059"/>
    </style:style>
    <style:style style:name="T7" style:family="text">
      <style:text-properties fo:font-variant="normal" fo:text-transform="none" fo:color="#000000" loext:opacity="100%" style:font-name="Nimbus Roman1" fo:letter-spacing="normal" fo:font-style="normal" fo:font-weight="normal"/>
    </style:style>
    <style:style style:name="T8" style:family="text">
      <style:text-properties fo:font-variant="normal" fo:text-transform="none" fo:color="#000000" loext:opacity="100%" style:font-name="Nimbus Roman1" fo:letter-spacing="normal" fo:font-style="normal" fo:font-weight="normal" officeooo:rsid="000a968f"/>
    </style:style>
    <style:style style:name="T9" style:family="text">
      <style:text-properties fo:font-variant="normal" fo:text-transform="none" fo:color="#000000" loext:opacity="100%" style:font-name="Nimbus Roman1" fo:letter-spacing="normal" fo:font-style="normal" fo:font-weight="normal" officeooo:rsid="000b89df"/>
    </style:style>
    <style:style style:name="T10" style:family="text">
      <style:text-properties fo:font-variant="normal" fo:text-transform="none" fo:color="#000000" loext:opacity="100%" style:font-name="Nimbus Roman1" fo:letter-spacing="normal" fo:font-style="normal" fo:font-weight="normal" officeooo:rsid="000d6ce5"/>
    </style:style>
    <style:style style:name="T11" style:family="text">
      <style:text-properties fo:font-variant="normal" fo:text-transform="none" fo:color="#000000" loext:opacity="100%" style:font-name="Nimbus Roman1" fo:letter-spacing="normal" fo:font-style="normal" fo:font-weight="normal" officeooo:rsid="000dbf6a"/>
    </style:style>
    <style:style style:name="T12" style:family="text">
      <style:text-properties fo:font-variant="normal" fo:text-transform="none" fo:color="#000000" loext:opacity="100%" style:font-name="Nimbus Roman1" fo:letter-spacing="normal" fo:font-style="normal" fo:font-weight="normal" officeooo:rsid="000eb2ce"/>
    </style:style>
    <style:style style:name="T13" style:family="text">
      <style:text-properties fo:font-variant="normal" fo:text-transform="none" fo:color="#000000" loext:opacity="100%" style:font-name="Nimbus Roman1" fo:font-size="13pt" fo:letter-spacing="normal" fo:language="es" fo:country="ES" fo:font-style="normal" fo:font-weight="normal" officeooo:rsid="000a968f" style:font-size-asian="13pt" style:font-size-complex="13pt"/>
    </style:style>
    <style:style style:name="T14" style:family="text">
      <style:text-properties fo:font-variant="normal" fo:text-transform="none" fo:color="#000000" loext:opacity="100%" style:font-name="Nimbus Roman1" fo:font-size="13pt" fo:letter-spacing="normal" fo:language="es" fo:country="ES" fo:font-style="normal" fo:font-weight="normal" officeooo:rsid="000eb2ce" style:font-size-asian="13pt" style:font-size-complex="13pt"/>
    </style:style>
    <style:style style:name="T15" style:family="text">
      <style:text-properties fo:font-variant="normal" fo:text-transform="none" fo:color="#000000" loext:opacity="100%" style:font-name="Nimbus Roman1" fo:font-size="13pt" fo:letter-spacing="normal" fo:language="es" fo:country="ES" fo:font-style="normal" fo:font-weight="normal" officeooo:rsid="000b89df" style:font-size-asian="13pt" style:font-size-complex="13pt"/>
    </style:style>
    <style:style style:name="T16" style:family="text">
      <style:text-properties officeooo:rsid="000a968f"/>
    </style:style>
    <style:style style:name="T17" style:family="text">
      <style:text-properties officeooo:rsid="000eb2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ioetica: ¿un arma de doble filo?</text:p>
      <text:p text:style-name="P4"><text:tab/></text:p>
      <text:p text:style-name="P5">la bióetica es un tema muy controversial dado el gran riesgo y beneficio que <text:span text:style-name="T5">juzga el</text:span> podría traer a la humanidad <text:span text:style-name="T5">las ciencias medicas y biotecnologicas</text:span>, dado que podría ayudarnos a erradicar enfermedades genéticas como el cáncer o el síndrome de down, pero a la vez puede provocar una rotura en la evolución genética humana, generando una nueva especie que ya no seria homo sapiens sapiens, u otras problemáticas a nivel social y cultural por ejemplo los bebes con características seleccionadas artificialmente <text:span text:style-name="T1">por ejemplo ma</text:span><text:span text:style-name="T4">y</text:span><text:span text:style-name="T1">or inteligencia o con ciertas características que promueven la eugenesia como el modificar bebes para eliminarles características que se consideran negativas por ejemplo los ojos marrones por azules, o en cuestion de discriminación cambiar el color de piel de oscura a clara, al igual que problemas</text:span><text:span text:style-name="T6"> </text:span><text:span text:style-name="T1"><text:s/>políticos relacionados </text:span><text:span text:style-name="T2">con la generación de armas biológicas por medio de la modificación de seres como las bacterias o virus con el potencial de causar pandemias aunque a su vez trae caminos y soluciones nuevas a problemas conocidos como por ejemplo </text:span><text:span text:style-name="T3">el solucionar la crisis del cambio climático por medio de modificar genéticamente a plantas para que absorban mas gases de efecto invernadero, </text:span><text:span text:style-name="T4">o </text:span><text:span text:style-name="T17">b</text:span><text:span text:style-name="T4">acterias que consuman plásticos </text:span><text:span text:style-name="T3">o el modificar a células animales para poder producir carne in vitro en lugar de una industria ganadera, </text:span><text:span text:style-name="T4">l</text:span><text:span text:style-name="T3">o que supone grandes implicaciones éticas y morales.</text:span></text:p>
      <text:p text:style-name="P7"/>
      <text:p text:style-name="P6"><text:span text:style-name="T5">La bioetica empezó su historia en la segu</text:span><text:span text:style-name="T17">n</text:span><text:span text:style-name="T5">da mitad del siglo pasado con el oncologo potter el cual decía que la bioetica es el surgimiento de una nueva cultura de </text:span><text:span text:style-name="T6">la ciencia y las humanidades como la ética y la biología, dadas las grandes implicaciones que tienen los avances científicos de hoy en día no solo es un tema que le concierna a las elites intelectuales, sino que es un tema que nos concierne hoy en día a todas las personas de la sociedad lo cual hace entra</text:span><text:span text:style-name="T17">r</text:span><text:span text:style-name="T6"> en es</text:span><text:span text:style-name="T17">c</text:span><text:span text:style-name="T6">ena a mas materias y discusiones y debates éticos y morales, por ejemplo en que lugar entran los derechos de las personas a la hora de decidir?, o <text:s/>en que posicion quedan los bebes modificados?. Las respuestas a esto </text:span><text:span text:style-name="T16">hoy en día están en discusión siendo necesaria la formación de un consejo que regule este tipo de acciones aunque ya se han dado a</text:span><text:span text:style-name="T17">v</text:span><text:span text:style-name="T16">ances en materia jurídica acerca de estos temas con </text:span><text:span text:style-name="T7">las leyes francesas de bioética de 1994, y las distintas regulaciones nacionales sobre temas parciales: Alemania, Gran Bretaña, Holanda, Italia, etc; </text:span><text:span text:style-name="T8">a pesar de la existencia de estas regulaciones es inevitable tener un debate acerca de la bondad o maldad de estos avances científicos.</text:span></text:p>
      <text:p text:style-name="P1"/>
      <text:p text:style-name="P10"><text:span text:style-name="T13">A mi consideración personal la modificación genética permanente que afecte a la descendencia y por ende rompa la cadena de le evolución humana no se deberían</text:span><text:span text:style-name="T13"> de considerar actos positivos dado que el consentir este tipo de acciones nos puede llevar con el paso del tiempo a eugenesias <text:s/>y discriminación dado que el consentir el modificar el genoma humano a voluntad derivara en que la gente a la hora de decidir tener hijos tenga la posibilidad de diseñar a sus hijos a voluntad y en el caso de que para ese momento aun no </text:span><text:span text:style-name="T14">hall</text:span><text:span text:style-name="T13">amos erradicado ideas clasistas o d</text:span><text:span text:style-name="T14">iscriminatorias n</text:span><text:span text:style-name="T13">os llevara a que se de</text:span><text:span text:style-name="T14">s</text:span><text:span text:style-name="T13">een erradicar mas unos rasgos que otros por ejemplo el color de la piel o a crear una evolución artificial del ser humano y romper el roto equilibrio que ya existe, por ejemplo por medio de crear humanos mas inteligentes o con capacidades mejoradas, esto seria bueno para el avance científico del ser humano pero la </text:span><text:soft-page-break/><text:span text:style-name="T13">aceleración del crecimiento económico que esto causaría nos llevaría al mismo ciclo en el que estamos </text:span><text:span text:style-name="T15">desgastando mas los recursos naturales a favor de la explo</text:span><text:span text:style-name="T14">c</text:span><text:span text:style-name="T15">io</text:span><text:span text:style-name="T14">n</text:span><text:span text:style-name="T15"> económica que traería, al igual que ideas de discriminación derivadas de las ventajas y beneficios que tendrían los humanos mejorados, los discriminarían por no ser naturales y se les trataría como experimentos o fenómenos mas que como seres humanos y si la sociedad se tornara con un gran porcentaje de humanos modificados nos podría llevar a la separación gradual de la sociedad entre los mejorados y los no mejorados.</text:span></text:p>
      <text:p text:style-name="P2"/>
      <text:p text:style-name="P8"><text:span text:style-name="T7">En cuestion de las ventajas que supondría </text:span><text:span text:style-name="T10">como la posibilidad de la erradicación completa de las enfermedades de origen genético, podría mejorar y largar completamente la vida de las personas incluso por medio de hacer avances directos en la tra</text:span><text:span text:style-name="T12">ta</text:span><text:span text:style-name="T10">mientos y productos que alarguen la vida de las personas artificialmente tendría su lado positivo en relación al mejoramiento de la salud y las condiciones de la vida de las personas cosa que a todo el mundo beneficiaria a largo plazo a menos que se aplique de forma discriminatoria por ejemplo a la ejemonia de los blancos solamente o por medio de una discriminación clasista haciendo que los que tienen dinero y poder lo conserven por mas tiempo, el crear procedimientos médicos que puedan beneficiar a las personas solo es un aspecto positivo cuando se habla de primero un cambio en la mentalidad, conciencia, moral y estilo de vida de la sociedad actual, un pensamiento utópico dado que la sociedad humana como conjunto nunca llegara tener todas las herramientas, voluntad y necesidad como para dejar por completo a un lado las ideas del desarrollo económico capitalista, el clasicismo, el consumismo y la superficialidad por todo lo que esto incluye al igual que nunca asta dentro de un futuro muy lejano todas las partes del mundo tendrán el mismo desarrollo científico, social, cultural y tecnológico para erradicar por completo las causas de que </text:span><text:span text:style-name="T11">provocan estos escenarios en los que los avances biótecnológicos sean malos para la sociedad, aunque independientemente de ello tiene cosas muy buenas como la reciente creación de bacterias que son capaces de digerir plásticos o biórobots microscópicos digeribles los cuales son capaces de trasportar sustancias al rededor del cuerpo humano o nuevos procedimientos para la creación de vacunas y combate contra enfermedades.</text:span></text:p>
      <text:p text:style-name="P8"><text:span text:style-name="T11"/></text:p>
      <text:p text:style-name="P9"><text:span text:style-name="T7">Conclusión </text:span></text:p>
      <text:p text:style-name="P9"><text:span text:style-name="T7"/></text:p>
      <text:p text:style-name="P9"><text:span text:style-name="T7">Los avances biótecnológicos y médicos que disrumpen contra las modificaciones genéticas son en si mismos herramientas que pueden servir para la creación de mejores condiciones de vida y mejoras en la salud publica solo si es que los propios valores de la sociedad y sus esquemas de pensamiento cambian, y en cuestion de desarrollo de tecnologías en contra de problemáticas actuales puede ser muy positivo solo si es que se emplean correctamente por ejemplo en la creación de hongos con estructuras corporales mas fuertes dado que nos pueden servir en la creación de muebles biodegradación mientras no se conviertan en una especie intrusara y que rompe el equilibrio de los ecosistema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Iosevka Nerd Font" svg:font-family="'Iosevka Nerd Font'" style:font-adornments="Medium" style:font-pitch="variable"/>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opacity="48%"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opacity="48%"/>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0T15:49:57.856832286</meta:creation-date>
    <dc:date>2020-12-10T18:33:33.449236776</dc:date>
    <meta:editing-duration>PT20M28S</meta:editing-duration>
    <meta:editing-cycles>3</meta:editing-cycles>
    <meta:generator>LibreOffice/7.0.3.1$Linux_X86_64 LibreOffice_project/00$Build-1</meta:generator>
    <meta:document-statistic meta:table-count="0" meta:image-count="0" meta:object-count="0" meta:page-count="2" meta:paragraph-count="8" meta:word-count="1096" meta:character-count="6633" meta:non-whitespace-character-count="5539"/>
  </office:meta>
</office:document-meta>
</file>